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7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9.259cm"/>
    </style:style>
    <style:style style:name="co5" style:family="table-column">
      <style:table-column-properties fo:break-before="auto" style:column-width="1.506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1.697cm"/>
    </style:style>
    <style:style style:name="co12" style:family="table-column">
      <style:table-column-properties fo:break-before="auto" style:column-width="2.023cm"/>
    </style:style>
    <style:style style:name="co13" style:family="table-column">
      <style:table-column-properties fo:break-before="auto" style:column-width="1.804cm"/>
    </style:style>
    <style:style style:name="co14" style:family="table-column">
      <style:table-column-properties fo:break-before="auto" style:column-width="1.669cm"/>
    </style:style>
    <style:style style:name="co15" style:family="table-column">
      <style:table-column-properties fo:break-before="auto" style:column-width="2.05cm"/>
    </style:style>
    <style:style style:name="co16" style:family="table-column">
      <style:table-column-properties fo:break-before="auto" style:column-width="1.833cm"/>
    </style:style>
    <style:style style:name="co17" style:family="table-column">
      <style:table-column-properties fo:break-before="auto" style:column-width="1.452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esMiserables_min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number-columns-repeated="2" table:default-cell-style-name="Default"/>
        <table:table-row table:style-name="ro1">
          <table:table-cell table:style-name="ce1" office:value-type="string" calcext:value-type="string">
            <text:p>tome</text:p>
          </table:table-cell>
          <table:table-cell table:style-name="ce1" office:value-type="string" calcext:value-type="string">
            <text:p>chapitre</text:p>
          </table:table-cell>
          <table:table-cell table:style-name="ce1" office:value-type="string" calcext:value-type="string">
            <text:p>livre</text:p>
          </table:table-cell>
          <table:table-cell table:style-name="ce3" office:value-type="string" calcext:value-type="string">
            <text:p>text</text:p>
          </table:table-cell>
          <table:table-cell table:style-name="ce1" office:value-type="string" calcext:value-type="string">
            <text:p>Azelma</text:p>
          </table:table-cell>
          <table:table-cell table:style-name="ce1" office:value-type="string" calcext:value-type="string">
            <text:p>Babet</text:p>
          </table:table-cell>
          <table:table-cell table:style-name="ce1" office:value-type="string" calcext:value-type="string">
            <text:p>Bahorel</text:p>
          </table:table-cell>
          <table:table-cell table:style-name="ce1" office:value-type="string" calcext:value-type="string">
            <text:p>Bamatabois</text:p>
          </table:table-cell>
          <table:table-cell table:style-name="ce1" office:value-type="string" calcext:value-type="string">
            <text:p>Baptistine</text:p>
          </table:table-cell>
          <table:table-cell table:style-name="ce1" office:value-type="string" calcext:value-type="string">
            <text:p>Basque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string" calcext:value-type="string">
            <text:p>Montparnasse</text:p>
          </table:table-cell>
          <table:table-cell table:style-name="ce1" office:value-type="string" calcext:value-type="string">
            <text:p>Myriel</text:p>
          </table:table-cell>
          <table:table-cell table:style-name="ce1" office:value-type="string" calcext:value-type="string">
            <text:p>Nicolette</text:p>
          </table:table-cell>
          <table:table-cell table:style-name="ce1" office:value-type="string" calcext:value-type="string">
            <text:p>Pontmercy</text:p>
          </table:table-cell>
          <table:table-cell table:style-name="ce1" office:value-type="string" calcext:value-type="string">
            <text:p>Prouvaire</text:p>
          </table:table-cell>
          <table:table-cell table:style-name="ce1" office:value-type="string" calcext:value-type="string">
            <text:p>Simplice</text:p>
          </table:table-cell>
          <table:table-cell table:style-name="ce1" office:value-type="string" calcext:value-type="string">
            <text:p>Tholomyès</text:p>
          </table:table-cell>
          <table:table-cell table:style-name="ce1" office:value-type="string" calcext:value-type="string">
            <text:p>Toussaint</text:p>
          </table:table-cell>
          <table:table-cell table:style-name="ce1" office:value-type="string" calcext:value-type="string">
            <text:p>Valjean</text:p>
          </table:table-cell>
          <table:table-cell table:style-name="ce1" office:value-type="string" calcext:value-type="string">
            <text:p>Zéphine</text:p>
          </table:table-cell>
          <table:table-cell table:number-columns-repeated="2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 Monsieur Myriel</text:p>
            <text:p/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…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 En 1815, M. Charles-François-Bienvenu Myriel était évêque de Digne.</text:p>
            <text:p> C'était un vieillard d'environ soixante-quinze ans; il occupait le siège</text:p>
            <text:p> de Digne depuis 1806.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…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 Quoique ce détail ne touche en aucune manière au fond même de ce que</text:p>
            <text:p> nous avons à raconter, il n'est peut-être pas inutile, ne fût-ce que</text:p>
            <text:p> pour être exact en tout, d'indiquer ici les bruits et les propos qui</text:p>
            <text:p> avaient couru sur son compte au moment où il était arrivé dans le</text:p>
            <text:p> diocèse. Vrai ou faux, ce qu'on dit des hommes tient souvent autant de</text:p>
            <text:p> place dans leur vie et surtout dans leur destinée que ce qu'ils font. M.</text:p>
            <text:p> Myriel était fils d'un conseiller au parlement d'Aix; noblesse de robe.</text:p>
            <text:p> On contait de lui que son père, le réservant pour hériter de sa charge,</text:p>
            <text:p> l'avait marié de fort bonne heure, à dix-huit ou vingt ans, suivant un</text:p>
            <text:p> usage assez répandu dans les familles parlementaires. Charles Myriel,</text:p>
            <text:p> nonobstant ce mariage, avait, disait-on, beaucoup fait parler de lui. Il</text:p>
            <text:p> était bien fait de sa personne, quoique d'assez petite taille, élégant,</text:p>
            <text:p> gracieux, spirituel; toute la première partie de sa vie avait été donnée</text:p>
            <text:p> au monde et aux galanteries. La révolution survint, les événements se</text:p>
            <text:p> précipitèrent, les familles parlementaires décimées, chassées, traquées,</text:p>
            <text:p> se dispersèrent. M. Charles Myriel, dès les premiers jours de la</text:p>
            <text:p> révolution, émigra en Italie. Sa femme y mourut d'une maladie de</text:p>
            <text:p> poitrine dont elle était atteinte depuis longtemps. Ils n'avaient point</text:p>
            <text:p> d'enfants. Que se passa-t-il ensuite dans la destinée de M. Myriel?</text:p>
            <text:p> L'écroulement de l'ancienne société française, la chute de sa propre</text:p>
            <text:p> famille, les tragiques spectacles de 93, plus effrayants encore</text:p>
            <text:p> peut-être pour les émigrés qui les voyaient de loin avec le</text:p>
            <text:p> grossissement de l'épouvante, firent-ils germer en lui des idées de</text:p>
            <text:p> renoncement et de solitude? Fut-il, au milieu d'une de ces distractions</text:p>
            <text:p> et de ces affections qui occupaient sa vie, subitement atteint d'un de</text:p>
            <text:p> ces coups mystérieux et terribles qui viennent quelquefois renverser, en</text:p>
            <text:p> le frappant au coeur, l'homme que les catastrophes publiques</text:p>
            <text:p> n'ébranleraient pas en le frappant dans son existence et dans sa</text:p>
            <text:p> fortune? Nul n'aurait pu le dire; tout ce qu'on savait, c'est que,</text:p>
            <text:p> lorsqu'il revint d'Italie, il était prêtre.</text:p>
            <text:p/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…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 En 1804, M. Myriel était curé de Brignolles. Il était déjà vieux, et</text:p>
            <text:p> vivait dans une retraite profonde.</text:p>
            <text:p/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…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 Vers l'époque du couronnement, une petite affaire de sa cure, on ne sait</text:p>
            <text:p> plus trop quoi, l'amena à Paris. Entre autres personnes puissantes, il</text:p>
            <text:p> alla solliciter pour ses paroissiens M. le cardinal Fesch. Un jour que</text:p>
            <text:p> l'empereur était venu faire visite à son oncle, le digne curé, qui</text:p>
            <text:p> attendait dans l'antichambre, se trouva sur le passage de sa majesté.</text:p>
            <text:p> Napoléon, se voyant regardé avec une certaine curiosité par ce</text:p>
            <text:p> vieillard, se retourna, et dit brusquement:</text:p>
            <text:p/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…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 --Quel est ce bonhomme qui me regarde?</text:p>
            <text:p/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…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 --Sire, dit M. Myriel, vous regardez un bonhomme, et moi je regarde un</text:p>
            <text:p> grand homme. Chacun de nous peut profiter.</text:p>
            <text:p/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…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 L'empereur, le soir même, demanda au cardinal le nom de ce curé, et</text:p>
            <text:p> quelque temps après M. Myriel fut tout surpris d'apprendre qu'il était</text:p>
            <text:p> nommé évêque de Digne.</text:p>
            <text:p/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…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 Qu'y avait-il de vrai, du reste, dans les récits qu'on faisait sur la</text:p>
            <text:p> première partie de la vie de M. Myriel? Personne ne le savait. Peu de</text:p>
            <text:p> familles avaient connu la famille Myriel avant la révolution.</text:p>
            <text:p/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…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 M. Myriel devait subir le sort de tout nouveau venu dans une petite</text:p>
            <text:p> ville où il y a beaucoup de bouches qui parlent et fort peu de têtes qui</text:p>
            <text:p> pensent. Il devait le subir, quoiqu'il fût évêque et parce qu'il était</text:p>
            <text:p> évêque. Mais, après tout, les propos auxquels on mêlait son nom</text:p>
            <text:p> n'étaient peut-être que des propos; du bruit, des mots, des paroles;</text:p>
            <text:p> moins que des paroles, des _palabres_, comme dit l'énergique langue du</text:p>
            <text:p> midi.</text:p>
            <text:p/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…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 Quoi qu'il en fût, après neuf ans d'épiscopat et de résidence à Digne,</text:p>
            <text:p> tous ces racontages, sujets de conversation qui occupent dans le premier</text:p>
            <text:p> moment les petites villes et les petites gens, étaient tombés dans un</text:p>
            <text:p> oubli profond. Personne n'eût osé en parler, personne n'eût même osé</text:p>
            <text:p> s'en souvenir.</text:p>
            <text:p/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…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 M. Myriel était arrivé à Digne accompagné d'une vieille fille,</text:p>
            <text:p> mademoiselle Baptistine, qui était sa soeur et qui avait dix ans de</text:p>
            <text:p> moins que lui.</text:p>
            <text:p/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…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 Ils avaient pour tout domestique une servante du même âge que</text:p>
            <text:p> mademoiselle Baptistine, et appelée madame Magloire, laquelle, après</text:p>
            <text:p> avoir été _la servante de M. le Curé_, prenait maintenant le double</text:p>
            <text:p> titre de femme de chambre de mademoiselle et femme de charge de</text:p>
            <text:p> monseigneur.</text:p>
            <text:p/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…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 Mademoiselle Baptistine était une personne longue, pâle, mince, douce;</text:p>
            <text:p> elle réalisait l'idéal de ce qu'exprime le mot «respectable»; car il</text:p>
            <text:p> semble qu'il soit nécessaire qu'une femme soit mère pour être vénérable.</text:p>
            <text:p> Elle n'avait jamais été jolie; toute sa vie, qui n'avait été qu'une</text:p>
            <text:p> suite de saintes oeuvres, avait fini par mettre sur elle une sorte de</text:p>
            <text:p> blancheur et de clarté; et, en vieillissant, elle avait gagné ce qu'on</text:p>
            <text:p> pourrait appeler la beauté de la bonté. Ce qui avait été de la maigreur</text:p>
            <text:p> dans sa jeunesse était devenu, dans sa maturité, de la transparence; et</text:p>
            <text:p> cette diaphanéité laissait voir l'ange. C'était une âme plus encore que</text:p>
            <text:p> ce n'était une vierge. Sa personne semblait faite d'ombre; à peine assez</text:p>
            <text:p> de corps pour qu'il y eût là un sexe; un peu de matière contenant une</text:p>
            <text:p> lueur; de grands yeux toujours baissés; un prétexte pour qu'une âme</text:p>
            <text:p> reste sur la terre.</text:p>
            <text:p/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…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 Madame Magloire était une petite vieille, blanche, grasse, replète,</text:p>
            <text:p> affairée, toujours haletante, à cause de son activité d'abord, ensuite à</text:p>
            <text:p> cause d'un asthme.</text:p>
            <text:p/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…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table:number-columns-repeated="3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 À son arrivée, on installa M. Myriel en son palais épiscopal avec les</text:p>
            <text:p> honneurs voulus par les décrets impériaux qui classent l'évêque</text:p>
            <text:p> immédiatement après le maréchal de camp. Le maire et le président lui</text:p>
            <text:p> firent la première visite, et lui de son côté fit la première visite au</text:p>
            <text:p> général et au préfet.</text:p>
            <text:p/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…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 L'installation terminée, la ville attendit son évêque à l'oeuvre.</text:p>
            <text:p/>
          </table:table-cell>
          <table:table-cell table:number-columns-repeated="6" office:value-type="float" office:value="0" calcext:value-type="float">
            <text:p>0</text:p>
          </table:table-cell>
          <table:table-cell table:style-name="ce7" office:value-type="string" calcext:value-type="string">
            <text:p>…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 Monsieur Myriel devient monseigneur Bienvenu</text:p>
            <text:p/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 Le palais épiscopal de Digne était attenant à l'hôpital.</text:p>
            <text:p/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 Le palais épiscopal était un vaste et bel hôtel bâti en pierre au</text:p>
            <text:p> commencement du siècle dernier par monseigneur Henri Puget, docteur en</text:p>
            <text:p> théologie de la faculté de Paris, abbé de Simore, lequel était évêque de</text:p>
            <text:p> Digne en 1712. Ce palais était un vrai logis seigneurial. Tout y avait</text:p>
            <text:p> grand air, les appartements de l'évêque, les salons, les chambres, la</text:p>
            <text:p> cour d'honneur, fort large, avec promenoirs à arcades, selon l'ancienne</text:p>
            <text:p> mode florentine, les jardins plantés de magnifiques arbres. Dans la</text:p>
            <text:p> salle à manger, longue et superbe galerie qui était au rez-de-chaussée</text:p>
            <text:p> et s'ouvrait sur les jardins, monseigneur Henri Puget avait donné à</text:p>
            <text:p> manger en cérémonie le 29 juillet 1714 à messeigneurs Charles Brûlart de</text:p>
            <text:p> Genlis, archevêque-prince d'Embrun, Antoine de Mesgrigny, capucin,</text:p>
            <text:p> évêque de Grasse, Philippe de Vendôme, grand prieur de France, abbé de</text:p>
            <text:p> Saint-Honoré de Lérins, François de Berton de Grillon, évêque-baron de</text:p>
            <text:p> Vence, César de Sabran de Forcalquier, évêque-seigneur de Glandève, et</text:p>
            <text:p> Jean Soanen, prêtre de l'oratoire, prédicateur ordinaire du roi,</text:p>
            <text:p> évêque-seigneur de Senez. Les portraits de ces sept révérends</text:p>
            <text:p> personnages décoraient cette salle, et cette date mémorable, 29 juillet</text:p>
            <text:p> 1714, y était gravée en lettres d'or sur une table de marbre blanc.</text:p>
            <text:p/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 L'hôpital était une maison étroite et basse à un seul étage avec un</text:p>
            <text:p> petit jardin. Trois jours après son arrivée, l'évêque visita l'hôpital.</text:p>
            <text:p> La visite terminée, il fit prier le directeur de vouloir bien venir</text:p>
            <text:p> jusque chez lui.</text:p>
            <text:p/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 --Monsieur le directeur de l'hôpital, lui dit-il, combien en ce moment</text:p>
            <text:p> avez-vous de malades?</text:p>
            <text:p/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 --Vingt-six, monseigneur.</text:p>
            <text:p/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 --C'est ce que j'avais compté, dit l'évêque.</text:p>
            <text:p/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 --Les lits, reprit le directeur, sont bien serrés les uns contre les</text:p>
            <text:p> autres.</text:p>
            <text:p/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 --C'est ce que j'avais remarqué.</text:p>
            <text:p/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 --Les salles ne sont que des chambres, et l'air s'y renouvelle</text:p>
            <text:p> difficilement.</text:p>
            <text:p/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 --C'est ce qui me semble.</text:p>
            <text:p/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 --Et puis, quand il y a un rayon de soleil, le jardin est bien petit</text:p>
            <text:p> pour les convalescents.</text:p>
            <text:p/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 --C'est ce que je me disais.</text:p>
            <text:p/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 --Dans les épidémies, nous avons eu cette année le typhus, nous avons eu</text:p>
            <text:p> une suette militaire il y a deux ans, cent malades quelquefois; nous ne</text:p>
            <text:p> savons que faire.</text:p>
            <text:p/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43">
          <table:table-cell table:number-columns-repeated="23"/>
        </table:table-row>
        <table:table-row table:style-name="ro2">
          <table:table-cell table:number-columns-repeated="23"/>
        </table:table-row>
        <calcext:conditional-formats>
          <calcext:conditional-format calcext:target-range-address="LesMiserables_mini.E2:LesMiserables_mini.U17">
            <calcext:color-scale>
              <calcext:color-scale-entry calcext:value="0" calcext:type="minimum" calcext:color="#ffffff"/>
              <calcext:color-scale-entry calcext:value="0" calcext:type="maximum" calcext:color="#5983b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7T16:13:22.382647147</dc:date>
    <meta:editing-duration>PT11M13S</meta:editing-duration>
    <meta:editing-cycles>2</meta:editing-cycles>
    <meta:generator>LibreOffice/7.3.3.2$Linux_X86_64 LibreOffice_project/4985bca6212b77bf8c7a86bceeb2084ec86f4b6b</meta:generator>
    <meta:document-statistic meta:table-count="1" meta:cell-count="658" meta:object-count="0"/>
  </office:meta>
</office:document-meta>
</file>